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70e99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nux Libertine O" officeooo:rsid="0056cda3" officeooo:paragraph-rsid="0056cda3"/>
    </style:style>
    <style:style style:name="P6" style:family="paragraph" style:parent-style-name="Standard">
      <style:text-properties style:font-name="Linux Libertine O" officeooo:rsid="0056cda3" officeooo:paragraph-rsid="0070e990"/>
    </style:style>
    <style:style style:name="P7" style:family="paragraph" style:parent-style-name="Standard">
      <style:text-properties style:font-name="Linux Libertine O" officeooo:rsid="00577086" officeooo:paragraph-rsid="00577086"/>
    </style:style>
    <style:style style:name="P8" style:family="paragraph" style:parent-style-name="Standard">
      <style:text-properties style:font-name="Linux Libertine O" officeooo:rsid="007ca500" officeooo:paragraph-rsid="007ca500"/>
    </style:style>
    <style:style style:name="P9" style:family="paragraph" style:parent-style-name="Standard">
      <style:paragraph-properties fo:text-align="justify" style:justify-single-word="false"/>
      <style:text-properties officeooo:rsid="0059b4d0" officeooo:paragraph-rsid="006a5f42"/>
    </style:style>
    <style:style style:name="P10" style:family="paragraph" style:parent-style-name="Standard">
      <style:paragraph-properties fo:text-align="justify" style:justify-single-word="false"/>
      <style:text-properties officeooo:rsid="0059b4d0" officeooo:paragraph-rsid="00675d94"/>
    </style:style>
    <style:style style:name="P11" style:family="paragraph" style:parent-style-name="Standard">
      <style:paragraph-properties fo:text-align="justify" style:justify-single-word="false"/>
      <style:text-properties officeooo:rsid="00659f2c" officeooo:paragraph-rsid="006a5f42"/>
    </style:style>
    <style:style style:name="P12" style:family="paragraph" style:parent-style-name="Standard">
      <style:text-properties officeooo:paragraph-rsid="00675d94"/>
    </style:style>
    <style:style style:name="P13" style:family="paragraph" style:parent-style-name="Standard">
      <style:paragraph-properties fo:text-align="justify" style:justify-single-word="false"/>
      <style:text-properties officeooo:rsid="006a5f42" officeooo:paragraph-rsid="006a5f42"/>
    </style:style>
    <style:style style:name="P14" style:family="paragraph" style:parent-style-name="Standard">
      <style:text-properties officeooo:paragraph-rsid="0070e990"/>
    </style:style>
    <style:style style:name="P15" style:family="paragraph" style:parent-style-name="Standard">
      <style:paragraph-properties fo:text-align="justify" style:justify-single-word="false"/>
      <style:text-properties officeooo:rsid="004156af" officeooo:paragraph-rsid="007ca500"/>
    </style:style>
    <style:style style:name="P16" style:family="paragraph" style:parent-style-name="Standard">
      <style:text-properties officeooo:paragraph-rsid="007ca500"/>
    </style:style>
    <style:style style:name="P17" style:family="paragraph" style:parent-style-name="Standard">
      <style:paragraph-properties fo:text-align="justify" style:justify-single-word="false"/>
      <style:text-properties officeooo:rsid="007ca500" officeooo:paragraph-rsid="007ca500"/>
    </style:style>
    <style:style style:name="P18" style:family="paragraph" style:parent-style-name="Heading_20_2">
      <style:text-properties officeooo:paragraph-rsid="007ca500"/>
    </style:style>
    <style:style style:name="P19" style:family="paragraph" style:parent-style-name="Heading_20_2">
      <style:text-properties officeooo:rsid="007ca500" officeooo:paragraph-rsid="007ca500"/>
    </style:style>
    <style:style style:name="P20" style:family="paragraph" style:parent-style-name="Standard">
      <style:text-properties style:font-name="DejaVu Sans Mono1" fo:font-size="10pt" fo:font-weight="bold" officeooo:rsid="004bde7c" officeooo:paragraph-rsid="00577086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6bdd7e" officeooo:paragraph-rsid="005cef2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7ca500" officeooo:paragraph-rsid="006a5f42"/>
    </style:style>
    <style:style style:name="P23" style:family="paragraph" style:parent-style-name="Standard">
      <style:paragraph-properties fo:text-align="justify" style:justify-single-word="false"/>
      <style:text-properties style:font-name="Linux Libertine O" officeooo:rsid="00729c3f" officeooo:paragraph-rsid="00729c3f"/>
    </style:style>
    <style:style style:name="P24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officeooo:rsid="007ae17a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93c0a" style:font-size-asian="9pt" style:font-weight-asian="bold" style:font-name-complex="Arial1" style:font-size-complex="9pt" style:font-weight-complex="bold"/>
    </style:style>
    <style:style style:name="T10" style:family="text">
      <style:text-properties style:font-name="Linux Libertine O" officeooo:rsid="001744a1"/>
    </style:style>
    <style:style style:name="T11" style:family="text">
      <style:text-properties style:font-name="Linux Libertine O" officeooo:rsid="0059b52e"/>
    </style:style>
    <style:style style:name="T12" style:family="text">
      <style:text-properties style:font-name="Linux Libertine O" officeooo:rsid="0056cda3"/>
    </style:style>
    <style:style style:name="T13" style:family="text">
      <style:text-properties style:font-name="Linux Libertine O" officeooo:rsid="006bdd7e"/>
    </style:style>
    <style:style style:name="T14" style:family="text">
      <style:text-properties style:font-name="Linux Libertine O" officeooo:rsid="007ca500"/>
    </style:style>
    <style:style style:name="T15" style:family="text">
      <style:text-properties style:font-name="Linux Libertine O" officeooo:rsid="007cdd93"/>
    </style:style>
    <style:style style:name="T16" style:family="text">
      <style:text-properties officeooo:rsid="00675d94" style:font-size-asian="10pt" style:font-weight-asian="bold" style:font-size-complex="10pt" style:font-weight-complex="bold"/>
    </style:style>
    <style:style style:name="T17" style:family="text">
      <style:text-properties officeooo:rsid="0067b66e" style:font-size-asian="10pt" style:font-weight-asian="bold" style:font-size-complex="10pt" style:font-weight-complex="bold"/>
    </style:style>
    <style:style style:name="T18" style:family="text">
      <style:text-properties officeooo:rsid="0056cda3"/>
    </style:style>
    <style:style style:name="T19" style:family="text">
      <style:text-properties officeooo:rsid="00675d94"/>
    </style:style>
    <style:style style:name="T20" style:family="text">
      <style:text-properties officeooo:rsid="0067b66e"/>
    </style:style>
    <style:style style:name="T21" style:family="text">
      <style:text-properties officeooo:rsid="00757ac4"/>
    </style:style>
    <style:style style:name="T22" style:family="text">
      <style:text-properties officeooo:rsid="007ca5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Uso <text:span text:style-name="T3">de Kubernetes</text:span></text:h>
      <text:p text:style-name="Heading_20_2">C<text:span text:style-name="T20">reando un cluster Kubernetes</text:span></text:p>
      <text:p text:style-name="P15"><text:span text:style-name="T10">Instalar </text:span><text:span text:style-name="T14">kubectl y Kubernetes</text:span><text:span text:style-name="T10"> según la bitácora en el sitio de la cátedra.</text:span></text:p>
      <text:p text:style-name="P18">Agregando servicios al cluster</text:p>
      <text:p text:style-name="P5"/>
      <text:p text:style-name="P5">Para crear <text:span text:style-name="T22">un servicio</text:span> utilizar<text:span text:style-name="T21"> los</text:span> <text:span text:style-name="T22">siguientes </text:span>comando<text:span text:style-name="T19">s</text:span>:</text:p>
      <text:p text:style-name="P16"><text:span text:style-name="Source_20_Text"><text:span text:style-name="T18">kubectl run hello-minikube --image=k8s.gcr.io/echoserver:1.4 \</text:span></text:span></text:p>
      <text:p text:style-name="P16"><text:span text:style-name="Source_20_Text"><text:span text:style-name="T18">--port=8080</text:span></text:span></text:p>
      <text:p text:style-name="P12"><text:span text:style-name="Source_20_Text"/></text:p>
      <text:p text:style-name="P12"><text:span text:style-name="Source_20_Text">kubectl expose deployment hello-minikube --type=NodePort</text:span></text:p>
      <text:p text:style-name="P5"/>
      <text:p text:style-name="P8">Qué hace cada uno de estos comandos?</text:p>
      <text:p text:style-name="P5"/>
      <text:p text:style-name="P7">Podemos observar <text:span text:style-name="T19">la orquestación del servicio ejecutando de manera repetida el comando:</text:span></text:p>
      <text:p text:style-name="P20">kubectl get pod</text:p>
      <text:p text:style-name="P10"/>
      <text:p text:style-name="P22">Una vez que el pod esté en estado ‘Running’ podemos ver la URL de acceso al servicio con el comando:</text:p>
      <text:p text:style-name="P9"><text:span text:style-name="Source_20_Text"><text:span text:style-name="T16">minikube service hello-minikube --url</text:span></text:span></text:p>
      <text:p text:style-name="P9"><text:span text:style-name="Source_20_Text"><text:span text:style-name="T16"/></text:span></text:p>
      <text:p text:style-name="P17">Accedemos al servicio usando cURL:</text:p>
      <text:p text:style-name="P9"><text:span text:style-name="Source_20_Text"><text:span text:style-name="T16">curl $(minikube service hello-minikube --url)</text:span></text:span></text:p>
      <text:p text:style-name="P11"><text:span text:style-name="Source_20_Text"><text:span text:style-name="T17"/></text:span></text:p>
      <text:p text:style-name="P13"><text:span text:style-name="T22">También se puede emplear un navegador web</text:span><text:span text:style-name="Source_20_Text"><text:span text:style-name="T22">.</text:span></text:span></text:p>
      <text:p text:style-name="P21"/>
      <text:p text:style-name="P19">Eliminando servicios</text:p>
      <text:p text:style-name="P6"/>
      <text:p text:style-name="P14"><text:span text:style-name="T12">Para </text:span><text:span text:style-name="T11"><text:s/></text:span><text:span text:style-name="T14">eliminar el servicio creado emplear </text:span><text:span text:style-name="T15">los comandos</text:span><text:span text:style-name="T13">:</text:span></text:p>
      <text:p text:style-name="P4"><text:span text:style-name="Source_20_Text">kubectl delete service hello-minikube</text:span></text:p>
      <text:p text:style-name="P4"><text:span text:style-name="Source_20_Text"/></text:p>
      <text:p text:style-name="P4"><text:span text:style-name="Source_20_Text">kubectl delete deployment hello-minikube</text:span></text:p>
      <text:p text:style-name="P4"><text:span text:style-name="Source_20_Text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officeooo:rsid="007ae17a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793c0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3</text:span> - Uso <text:span text:style-name="MT3">de</text:span> <text:span text:style-name="MT4">Kubernetes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8</text:span><text:span text:style-name="MT7"><text:tab/></text:span><text:span text:style-name="Page_20_Number"><text:span text:style-name="MT5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Practico de Laboratorio 13 - Kubernetes</dc:title>
    <dc:subject> Orquestacion de Containers Docker</dc:subject>
    <meta:initial-creator>Gabriel </meta:initial-creator>
    <meta:creation-date>2015-03-25T17:24:42.108309479</meta:creation-date>
    <dc:language>en-US</dc:language>
    <meta:editing-cycles>72</meta:editing-cycles>
    <meta:editing-duration>P2DT8H25M22S</meta:editing-duration>
    <dc:date>2018-06-06T10:23:11.887947106</dc:date>
    <meta:keyword>consolidacion tics containers docker orquestacion kubernetes</meta:keyword>
    <meta:document-statistic meta:table-count="0" meta:image-count="0" meta:object-count="0" meta:page-count="1" meta:paragraph-count="23" meta:word-count="152" meta:character-count="1016" meta:non-whitespace-character-count="891"/>
    <meta:user-defined meta:name="Info 1"/>
    <meta:user-defined meta:name="Info 2"/>
    <meta:user-defined meta:name="Info 3"/>
    <meta:user-defined meta:name="Info 4"/>
  </office:meta>
</office:document-meta>
</file>